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vars Naglis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1">Rīgas Tehniskā universitāte</text:span></text:p>
            <text:p/>
            <text:p>Oksana Ņikifrov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iešsaistes apmācības sistēma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ērķi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arba mērķis izstrādāt bezmaksas tiešsaistes apmācības sistēmas prototipu, kurš ļautu pievienot materiālus un aptaujas apmācības procesa organizēšanai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zvirzītie uzdevum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sošo tiešsaistes apmācības risinājumu salīdzināšana,</text:p>
              </text:list-item>
              <text:list-item>
                <text:p>prasību specifikācijas izstrāde,</text:p>
              </text:list-item>
              <text:list-item>
                <text:p>projektējuma apraksta izstrāde,</text:p>
              </text:list-item>
              <text:list-item>
                <text:p>tehnoloģiju piemeklēšana lietotnes izstrādei,</text:p>
              </text:list-item>
              <text:list-item>
                <text:p>lietotnes ieviešan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akstu pievienošanas forma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ecinājum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iešsaistes apmācības sistēmu salīdzinājums</text:p>
              </text:list-item>
              <text:list-item>
                <text:p>Tehnoloģiju salīdzinājum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20:50:14.947356293</meta:creation-date>
    <dc:date>2015-01-17T23:08:44.650438940</dc:date>
    <meta:editing-duration>PT48M44S</meta:editing-duration>
    <meta:editing-cycles>11</meta:editing-cycles>
    <meta:generator>LibreOffice/4.3.3.2$Linux_X86_64 LibreOffice_project/430m0$Build-2</meta:generator>
    <meta:document-statistic meta:object-count="57"/>
  </office:meta>
</office:document-meta>
</file>